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1" svg:font-family="Calibri"/>
    <style:font-face style:name="Coburn" svg:font-family="Coburn"/>
    <style:font-face style:name="CopperplateGothic1" svg:font-family="CopperplateGothic"/>
    <style:font-face style:name="Arial1" svg:font-family="Arial" style:font-pitch="variable"/>
    <style:font-face style:name="Calibri" svg:font-family="Calibri" style:font-pitch="variable"/>
    <style:font-face style:name="Coburn1" svg:font-family="Coburn" style:font-pitch="variable"/>
    <style:font-face style:name="CopperplateGothic" svg:font-family="CopperplateGothic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pperplate Gothic Bold" svg:font-family="'Copperplate Gothic 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7d7b22"/>
    </style:style>
    <style:style style:name="gr7" style:family="graphic" style:parent-style-name="standard">
      <style:graphic-properties draw:stroke="none" draw:fill="solid" draw:fill-color="#ffffff" fo:min-height="0.459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5" style:family="paragraph">
      <style:paragraph-properties fo:text-align="start" style:writing-mode="lr-tb"/>
      <style:text-properties style:font-name="Copperplate Gothic Bold"/>
    </style:style>
    <style:style style:name="P6" style:family="paragraph">
      <loext:graphic-properties draw:fill="none"/>
      <style:text-properties style:font-name="Copperplate Gothic Bold" fo:font-size="12pt" style:font-size-asian="12pt" style:font-size-complex="12pt"/>
    </style:style>
    <style:style style:name="P7" style:family="paragraph">
      <loext:graphic-properties draw:fill="none"/>
      <style:text-properties style:font-name="Copperplate Gothic Bold" fo:font-size="14.1000003814697pt" style:font-size-asian="14.1000003814697pt" style:font-size-complex="14.1000003814697pt"/>
    </style:style>
    <style:style style:name="P8" style:family="paragraph">
      <style:text-properties fo:color="#2663a6" style:font-name="Copperplate Gothic Bold" fo:font-size="18pt" style:font-size-asian="18pt" style:font-size-complex="18pt"/>
    </style:style>
    <style:style style:name="P9" style:family="paragraph">
      <loext:graphic-properties draw:fill="none"/>
      <style:text-properties fo:color="#2663a6" style:font-name="Copperplate Gothic Bold" fo:font-size="18pt" style:font-size-asian="18pt" style:font-size-complex="18pt"/>
    </style:style>
    <style:style style:name="P10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11" style:family="paragraph">
      <loext:graphic-properties draw:fill="solid" draw:fill-color="#7d7b22"/>
    </style:style>
    <style:style style:name="P12" style:family="paragraph">
      <loext:graphic-properties draw:fill="solid" draw:fill-color="#ffffff"/>
      <style:paragraph-properties style:writing-mode="lr-tb"/>
    </style:style>
    <style:style style:name="T1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2" style:family="text">
      <style:text-properties fo:color="#4f6228" style:font-name="Coburn" fo:font-size="12pt" style:font-size-asian="12pt" style:font-name-complex="Coburn" style:font-size-complex="12pt"/>
    </style:style>
    <style:style style:name="T3" style:family="text">
      <style:text-properties fo:color="#4f6228" style:font-name="Coburn" fo:font-size="14.1000003814697pt" style:font-size-asian="14.1000003814697pt" style:font-name-complex="Coburn" style:font-size-complex="14.1000003814697pt"/>
    </style:style>
    <style:style style:name="T4" style:family="text">
      <style:text-properties fo:color="#cc3300" style:font-name="Copperplate Gothic Bold" fo:font-size="12pt" style:font-size-asian="12pt" style:font-name-complex="CopperplateGothic1" style:font-size-complex="12pt"/>
    </style:style>
    <style:style style:name="T5" style:family="text">
      <style:text-properties fo:color="#cc3300" style:font-name="Copperplate Gothic Bold" fo:font-size="14.1000003814697pt" style:font-size-asian="14.1000003814697pt" style:font-name-complex="CopperplateGothic1" style:font-size-complex="14.1000003814697pt"/>
    </style:style>
    <style:style style:name="T6" style:family="text">
      <style:text-properties fo:color="#cc3300" style:font-name="CopperplateGothic1" fo:font-size="12pt" style:font-size-asian="12pt" style:font-name-complex="CopperplateGothic1" style:font-size-complex="12pt"/>
    </style:style>
    <style:style style:name="T7" style:family="text">
      <style:text-properties fo:color="#2663a6" style:font-name="Copperplate Gothic Bold" fo:font-size="18pt" style:font-size-asian="18pt" style:font-size-complex="18pt"/>
    </style:style>
    <style:style style:name="T8" style:family="text">
      <style:text-properties fo:color="#000000" style:font-name="Arial" fo:font-size="12pt" fo:font-weight="bold" style:font-size-asian="12pt" style:font-name-complex="Arial" style:font-size-complex="12pt" style:font-weight-complex="bold"/>
    </style:style>
    <style:style style:name="T9" style:family="text">
      <style:text-properties fo:color="#000000" style:font-name="Arial" fo:font-size="11.1000003814697pt" fo:font-weight="bold" style:font-size-asian="11.1000003814697pt" style:font-name-complex="Arial" style:font-size-complex="11.1000003814697pt" style:font-weight-complex="bold"/>
    </style:style>
    <style:style style:name="T10" style:family="text">
      <style:text-properties fo:color="#ff3300" style:font-name="Arial" fo:font-size="11.1000003814697pt" fo:font-weight="bold" style:font-size-asian="11.1000003814697pt" style:font-name-complex="Arial" style:font-size-complex="11.1000003814697pt" style:font-weight-complex="bold"/>
    </style:style>
    <style:style style:name="T11" style:family="text">
      <style:text-properties fo:color="#ff0000" style:font-name="Arial" fo:font-size="12pt" fo:font-weight="bold" style:font-size-asian="12pt" style:font-name-complex="Arial" style:font-size-complex="12pt" style:font-weight-complex="bold"/>
    </style:style>
    <style:style style:name="T12" style:family="text">
      <style:text-properties fo:color="#ff3300" style:font-name="Arial" fo:font-size="12pt" fo:font-weight="bold" style:font-size-asian="12pt" style:font-name-complex="Arial" style:font-size-complex="12pt" style:font-weight-complex="bold"/>
    </style:style>
    <style:style style:name="T13" style:family="text">
      <style:text-properties fo:color="#000000" style:font-name="Arial" fo:font-size="8.10000038146973pt" fo:font-weight="bold" style:font-size-asian="8.10000038146973pt" style:font-name-complex="Arial" style:font-size-complex="8.10000038146973pt" style:font-weight-complex="bold"/>
    </style:style>
    <style:style style:name="T14" style:family="text">
      <style:text-properties fo:color="#0033cc" style:font-name="Coburn" fo:font-size="12pt" style:font-size-asian="12pt" style:font-name-complex="Coburn" style:font-size-complex="12pt"/>
    </style:style>
    <style:style style:name="T15" style:family="text">
      <style:text-properties fo:color="#015bb8" style:font-name="Coburn1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454cm" svg:x="10.698cm" svg:y="25.724cm">
          <draw:text-box>
            <text:p text:style-name="P1"><text:span text:style-name="T1">1 </text:span></text:p>
          </draw:text-box>
        </draw:frame>
        <draw:frame draw:style-name="gr1" draw:text-style-name="P2" draw:layer="layout" svg:width="0.388cm" svg:height="0.454cm" svg:x="1.27cm" svg:y="26.19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8.96cm" svg:height="0.501cm" svg:x="1.27cm" svg:y="1.335cm">
          <draw:text-box>
            <text:p text:style-name="P1"><text:span text:style-name="T2">Study pages to Class 3, Lesson #3 PART </text:span></text:p>
          </draw:text-box>
        </draw:frame>
        <draw:frame draw:style-name="gr3" draw:text-style-name="P4" draw:layer="layout" svg:width="0.494cm" svg:height="0.581cm" svg:x="10.24cm" svg:y="1.264cm">
          <draw:text-box>
            <text:p text:style-name="P1"><text:span text:style-name="T3">iI</text:span></text:p>
          </draw:text-box>
        </draw:frame>
        <draw:frame draw:style-name="gr2" draw:text-style-name="P3" draw:layer="layout" svg:width="0.422cm" svg:height="0.501cm" svg:x="10.519cm" svg:y="1.3cm">
          <draw:text-box>
            <text:p text:style-name="P1"><text:span text:style-name="T2">:</text:span></text:p>
          </draw:text-box>
        </draw:frame>
        <draw:frame draw:style-name="gr2" draw:text-style-name="P6" draw:layer="layout" svg:width="6.009cm" svg:height="0.475cm" svg:x="1.27cm" svg:y="1.893cm">
          <draw:text-box>
            <text:p text:style-name="P5"><text:span text:style-name="T4">Class 3, Lesson #3 PART </text:span></text:p>
          </draw:text-box>
        </draw:frame>
        <draw:frame draw:style-name="gr3" draw:text-style-name="P7" draw:layer="layout" svg:width="0.494cm" svg:height="0.556cm" svg:x="7.273cm" svg:y="1.826cm">
          <draw:text-box>
            <text:p text:style-name="P5"><text:span text:style-name="T5">II </text:span></text:p>
          </draw:text-box>
        </draw:frame>
        <draw:frame draw:style-name="gr2" draw:text-style-name="P6" draw:layer="layout" svg:width="17.016cm" svg:height="0.475cm" svg:x="1.27cm" svg:y="2.46cm">
          <draw:text-box>
            <text:p text:style-name="P5"><text:span text:style-name="T4"><text:s text:c="9"/></text:span><text:span text:style-name="T4">Signs of a Great Change t come: Three PRs on Shabbat Lech Lecha </text:span></text:p>
          </draw:text-box>
        </draw:frame>
        <draw:frame draw:style-name="gr2" draw:text-style-name="P3" draw:layer="layout" svg:width="12.465cm" svg:height="0.497cm" svg:x="1.27cm" svg:y="2.93cm">
          <draw:text-box>
            <text:p text:style-name="P1"><text:span text:style-name="T6"><text:s text:c="92"/></text:span></text:p>
          </draw:text-box>
        </draw:frame>
        <draw:frame draw:style-name="gr4" draw:text-style-name="P9" draw:layer="layout" svg:width="14.615cm" svg:height="0.708cm" svg:x="1.27cm" svg:y="3.394cm">
          <draw:text-box>
            <text:p text:style-name="P8"><text:span text:style-name="T7"><text:s text:c="26"/></text:span><text:span text:style-name="T7">Prepare to Come Near Now! <text:s/></text:span></text:p>
          </draw:text-box>
        </draw:frame>
        <draw:frame draw:style-name="gr2" draw:text-style-name="P3" draw:layer="layout" svg:width="0.422cm" svg:height="0.497cm" svg:x="1.27cm" svg:y="4.103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7.333cm" svg:height="0.501cm" svg:x="1.27cm" svg:y="4.666cm">
          <draw:text-box>
            <text:p text:style-name="P1"><text:span text:style-name="T2">Questions to study and answer. <text:s/>Say these Questions and answers aloud and </text:span></text:p>
          </draw:text-box>
        </draw:frame>
        <draw:frame draw:style-name="gr2" draw:text-style-name="P3" draw:layer="layout" svg:width="17.113cm" svg:height="0.501cm" svg:x="1.27cm" svg:y="5.166cm">
          <draw:text-box>
            <text:p text:style-name="P1"><text:span text:style-name="T2">write all of them down. Support your answers with citations. Have a study </text:span></text:p>
          </draw:text-box>
        </draw:frame>
        <draw:frame draw:style-name="gr2" draw:text-style-name="P3" draw:layer="layout" svg:width="17.134cm" svg:height="0.501cm" svg:x="1.27cm" svg:y="5.661cm">
          <draw:text-box>
            <text:p text:style-name="P1"><text:span text:style-name="T2">buddy to test you till you know the answers fluently. Study with a group. </text:span></text:p>
          </draw:text-box>
        </draw:frame>
        <draw:frame draw:style-name="gr2" draw:text-style-name="P3" draw:layer="layout" svg:width="0.422cm" svg:height="0.475cm" svg:x="1.27cm" svg:y="6.16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59cm" svg:height="0.433cm" svg:x="1.27cm" svg:y="6.649cm">
          <draw:text-box>
            <text:p text:style-name="P1"><text:span text:style-name="T9">1) </text:span></text:p>
          </draw:text-box>
        </draw:frame>
        <draw:frame draw:style-name="gr1" draw:text-style-name="P2" draw:layer="layout" svg:width="16.215cm" svg:height="0.433cm" svg:x="1.905cm" svg:y="6.649cm">
          <draw:text-box>
            <text:p text:style-name="P1"><text:span text:style-name="T9"><text:s text:c="3"/></text:span><text:span text:style-name="T9">What does “the army principle” </text:span><text:span text:style-name="T10">PR dream</text:span><text:span text:style-name="T9"> indicate for the Hebrew Roots Movement? <text:s/></text:span></text:p>
          </draw:text-box>
        </draw:frame>
        <draw:frame draw:style-name="gr1" draw:text-style-name="P2" draw:layer="layout" svg:width="0.388cm" svg:height="0.433cm" svg:x="1.27cm" svg:y="7.094cm">
          <draw:text-box>
            <text:p text:style-name="P1"><text:span text:style-name="T9"><text:s/></text:span></text:p>
          </draw:text-box>
        </draw:frame>
        <draw:frame draw:style-name="gr2" draw:text-style-name="P3" draw:layer="layout" svg:width="17.13cm" svg:height="0.475cm" svg:x="1.27cm" svg:y="7.965cm">
          <draw:text-box>
            <text:p text:style-name="P1"><text:span text:style-name="T8">2) <text:s/>How did Israel, (the TT) become “not useful” to the Almighty in our current state? </text:span></text:p>
          </draw:text-box>
        </draw:frame>
        <draw:frame draw:style-name="gr2" draw:text-style-name="P3" draw:layer="layout" svg:width="0.422cm" svg:height="0.475cm" svg:x="1.27cm" svg:y="8.939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14.145cm" svg:height="0.475cm" svg:x="1.27cm" svg:y="9.912cm">
          <draw:text-box>
            <text:p text:style-name="P1"><text:span text:style-name="T8">3) <text:s/>To what are we not turn back? (Hint: this was given to us in a </text:span><text:span text:style-name="T11">PR</text:span><text:span text:style-name="T8">). <text:s/></text:span></text:p>
          </draw:text-box>
        </draw:frame>
        <draw:frame draw:style-name="gr2" draw:text-style-name="P3" draw:layer="layout" svg:width="0.422cm" svg:height="0.475cm" svg:x="1.27cm" svg:y="10.886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18.154cm" svg:height="0.475cm" svg:x="1.27cm" svg:y="11.86cm">
          <draw:text-box>
            <text:p text:style-name="P1"><text:span text:style-name="T8">4) <text:s/>In which of Asaph’s prophetic psalm (also a </text:span><text:span text:style-name="T12">PR</text:span><text:span text:style-name="T8">) are the TT told what the TT have done </text:span></text:p>
          </draw:text-box>
        </draw:frame>
        <draw:frame draw:style-name="gr2" draw:text-style-name="P3" draw:layer="layout" svg:width="6.738cm" svg:height="0.475cm" svg:x="1.905cm" svg:y="12.347cm">
          <draw:text-box>
            <text:p text:style-name="P1"><text:span text:style-name="T8"><text:s/></text:span><text:span text:style-name="T8">to the Covenant and the Torah? <text:s/></text:span></text:p>
          </draw:text-box>
        </draw:frame>
        <draw:frame draw:style-name="gr2" draw:text-style-name="P3" draw:layer="layout" svg:width="0.422cm" svg:height="0.475cm" svg:x="1.27cm" svg:y="12.833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17.405cm" svg:height="0.475cm" svg:x="1.27cm" svg:y="13.807cm">
          <draw:text-box>
            <text:p text:style-name="P1"><text:span text:style-name="T8">5) <text:s/>Because what we have done, what does the Almighty tell us in the Book of Hosea? </text:span></text:p>
          </draw:text-box>
        </draw:frame>
        <draw:frame draw:style-name="gr2" draw:text-style-name="P3" draw:layer="layout" svg:width="0.422cm" svg:height="0.475cm" svg:x="1.905cm" svg:y="14.294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14.849cm" svg:height="0.475cm" svg:x="1.27cm" svg:y="15.268cm">
          <draw:text-box>
            <text:p text:style-name="P1"><text:span text:style-name="T8">6) <text:s/>What are the two </text:span><text:span text:style-name="T12">PRs</text:span><text:span text:style-name="T8"> in Leviticus and to what do they direct the RTT? </text:span></text:p>
          </draw:text-box>
        </draw:frame>
        <draw:frame draw:style-name="gr2" draw:text-style-name="P3" draw:layer="layout" svg:width="0.422cm" svg:height="0.475cm" svg:x="1.27cm" svg:y="16.241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3.511cm" svg:height="0.475cm" svg:x="1.27cm" svg:y="17.215cm">
          <draw:text-box>
            <text:p text:style-name="P1"><text:span text:style-name="T8">7) <text:s/>What did the 8</text:span></text:p>
          </draw:text-box>
        </draw:frame>
        <draw:frame draw:style-name="gr5" draw:text-style-name="P10" draw:layer="layout" svg:width="0.283cm" svg:height="0.319cm" svg:x="4.801cm" svg:y="17.147cm">
          <draw:text-box>
            <text:p text:style-name="P1"><text:span text:style-name="T13">th</text:span></text:p>
          </draw:text-box>
        </draw:frame>
        <draw:frame draw:style-name="gr2" draw:text-style-name="P3" draw:layer="layout" svg:width="11.475cm" svg:height="0.475cm" svg:x="5.067cm" svg:y="17.215cm">
          <draw:text-box>
            <text:p text:style-name="P1"><text:span text:style-name="T8"><text:s/></text:span><text:span text:style-name="T8">day signify the sons off Aaron waiting at the door of the </text:span></text:p>
          </draw:text-box>
        </draw:frame>
        <draw:frame draw:style-name="gr2" draw:text-style-name="P3" draw:layer="layout" svg:width="7.664cm" svg:height="0.475cm" svg:x="1.905cm" svg:y="17.702cm">
          <draw:text-box>
            <text:p text:style-name="P1"><text:span text:style-name="T8">Tabernacle/Mishkan/Ten of Meeting? <text:s/></text:span></text:p>
          </draw:text-box>
        </draw:frame>
        <draw:frame draw:style-name="gr2" draw:text-style-name="P3" draw:layer="layout" svg:width="0.422cm" svg:height="0.475cm" svg:x="1.27cm" svg:y="18.189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17.155cm" svg:height="0.475cm" svg:x="1.27cm" svg:y="19.162cm">
          <draw:text-box>
            <text:p text:style-name="P1"><text:span text:style-name="T8">8) <text:s/>What does the Almighty tells us in the Book of Hosea that we must do first before </text:span></text:p>
          </draw:text-box>
        </draw:frame>
        <draw:frame draw:style-name="gr2" draw:text-style-name="P3" draw:layer="layout" svg:width="3.092cm" svg:height="0.475cm" svg:x="1.905cm" svg:y="19.649cm">
          <draw:text-box>
            <text:p text:style-name="P1"><text:span text:style-name="T8">anything else? </text:span></text:p>
          </draw:text-box>
        </draw:frame>
        <draw:frame draw:style-name="gr2" draw:text-style-name="P3" draw:layer="layout" svg:width="0.422cm" svg:height="0.475cm" svg:x="1.905cm" svg:y="20.136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75cm" svg:x="1.905cm" svg:y="20.623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16.834cm" svg:height="0.475cm" svg:x="1.27cm" svg:y="21.11cm">
          <draw:text-box>
            <text:p text:style-name="P1"><text:span text:style-name="T8">9) <text:s/>Why is this MOST important? (Hint: What will NOT happen if we do not do this?) </text:span></text:p>
          </draw:text-box>
        </draw:frame>
        <draw:frame draw:style-name="gr2" draw:text-style-name="P3" draw:layer="layout" svg:width="0.422cm" svg:height="0.475cm" svg:x="1.905cm" svg:y="21.596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75cm" svg:x="1.905cm" svg:y="22.57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17.913cm" svg:height="0.475cm" svg:x="1.27cm" svg:y="23.544cm">
          <draw:text-box>
            <text:p text:style-name="P1"><text:span text:style-name="T8">10) <text:s/>What must the RTT do about this in their own lives before serving as the “Remnant” </text:span></text:p>
          </draw:text-box>
        </draw:frame>
        <draw:frame draw:style-name="gr2" draw:text-style-name="P3" draw:layer="layout" svg:width="5.502cm" svg:height="0.475cm" svg:x="1.905cm" svg:y="24.031cm">
          <draw:text-box>
            <text:p text:style-name="P1"><text:span text:style-name="T8"><text:s/></text:span><text:span text:style-name="T8">in the Almighty’s service? </text:span></text:p>
          </draw:text-box>
        </draw:frame>
        <draw:frame draw:style-name="gr2" draw:text-style-name="P3" draw:layer="layout" svg:width="0.422cm" svg:height="0.475cm" svg:x="1.905cm" svg:y="24.517cm">
          <draw:text-box>
            <text:p text:style-name="P1"><text:span text:style-name="T8"><text:s/></text:span></text:p>
          </draw:text-box>
        </draw:frame>
        <draw:polygon draw:style-name="gr6" draw:text-style-name="P11" draw:layer="layout" svg:width="0.212cm" svg:height="0.212cm" svg:x="0.846cm" svg:y="0.846cm" svg:viewBox="0 0 213 213" draw:points="0,213 213,213 213,0 0,0">
          <text:p/>
        </draw:polygon>
        <draw:polygon draw:style-name="gr6" draw:text-style-name="P11" draw:layer="layout" svg:width="0.212cm" svg:height="0.212cm" svg:x="0.846cm" svg:y="0.846cm" svg:viewBox="0 0 213 213" draw:points="0,213 213,213 213,0 0,0">
          <text:p/>
        </draw:polygon>
        <draw:polygon draw:style-name="gr6" draw:text-style-name="P11" draw:layer="layout" svg:width="19.473cm" svg:height="0.212cm" svg:x="1.058cm" svg:y="0.846cm" svg:viewBox="0 0 19474 213" draw:points="0,213 19474,213 19474,0 0,0">
          <text:p/>
        </draw:polygon>
        <draw:polygon draw:style-name="gr6" draw:text-style-name="P11" draw:layer="layout" svg:width="0.212cm" svg:height="0.212cm" svg:x="20.531cm" svg:y="0.846cm" svg:viewBox="0 0 213 213" draw:points="0,213 213,213 213,0 0,0">
          <text:p/>
        </draw:polygon>
        <draw:polygon draw:style-name="gr6" draw:text-style-name="P11" draw:layer="layout" svg:width="0.212cm" svg:height="0.212cm" svg:x="20.531cm" svg:y="0.846cm" svg:viewBox="0 0 213 213" draw:points="0,213 213,213 213,0 0,0">
          <text:p/>
        </draw:polygon>
        <draw:polygon draw:style-name="gr6" draw:text-style-name="P11" draw:layer="layout" svg:width="0.212cm" svg:height="25.823cm" svg:x="0.846cm" svg:y="1.058cm" svg:viewBox="0 0 213 25824" draw:points="0,25824 213,25824 213,0 0,0">
          <text:p/>
        </draw:polygon>
        <draw:polygon draw:style-name="gr6" draw:text-style-name="P11" draw:layer="layout" svg:width="0.212cm" svg:height="25.823cm" svg:x="20.531cm" svg:y="1.058cm" svg:viewBox="0 0 213 25824" draw:points="0,25824 213,25824 213,0 0,0">
          <text:p/>
        </draw:polygon>
        <draw:polygon draw:style-name="gr6" draw:text-style-name="P11" draw:layer="layout" svg:width="0.212cm" svg:height="0.212cm" svg:x="0.846cm" svg:y="26.881cm" svg:viewBox="0 0 213 213" draw:points="0,213 213,213 213,0 0,0">
          <text:p/>
        </draw:polygon>
        <draw:polygon draw:style-name="gr6" draw:text-style-name="P11" draw:layer="layout" svg:width="0.212cm" svg:height="0.212cm" svg:x="0.846cm" svg:y="26.881cm" svg:viewBox="0 0 213 213" draw:points="0,213 213,213 213,0 0,0">
          <text:p/>
        </draw:polygon>
        <draw:polygon draw:style-name="gr6" draw:text-style-name="P11" draw:layer="layout" svg:width="19.473cm" svg:height="0.212cm" svg:x="1.058cm" svg:y="26.881cm" svg:viewBox="0 0 19474 213" draw:points="0,213 19474,213 19474,0 0,0">
          <text:p/>
        </draw:polygon>
        <draw:polygon draw:style-name="gr6" draw:text-style-name="P11" draw:layer="layout" svg:width="0.212cm" svg:height="0.212cm" svg:x="20.531cm" svg:y="26.881cm" svg:viewBox="0 0 213 213" draw:points="0,213 213,213 213,0 0,0">
          <text:p/>
        </draw:polygon>
        <draw:polygon draw:style-name="gr6" draw:text-style-name="P11" draw:layer="layout" svg:width="0.212cm" svg:height="0.212cm" svg:x="20.531cm" svg:y="26.881cm" svg:viewBox="0 0 213 213" draw:points="0,213 213,213 213,0 0,0">
          <text:p/>
        </draw:polygon>
        <draw:frame draw:style-name="gr2" draw:text-style-name="P3" draw:layer="layout" svg:width="0.422cm" svg:height="0.475cm" svg:x="1.905cm" svg:y="25.004cm">
          <draw:text-box>
            <text:p text:style-name="P1"><text:span text:style-name="T8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388cm" svg:height="0.454cm" svg:x="10.698cm" svg:y="25.724cm">
          <draw:text-box>
            <text:p text:style-name="P1"><text:span text:style-name="T1">2</text:span><text:span text:style-name="T1"> </text:span></text:p>
          </draw:text-box>
        </draw:frame>
        <draw:frame draw:style-name="gr1" draw:text-style-name="P2" draw:layer="layout" svg:width="0.388cm" svg:height="0.454cm" svg:x="1.27cm" svg:y="26.19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7.829cm" svg:height="0.475cm" svg:x="1.27cm" svg:y="1.276cm">
          <draw:text-box>
            <text:p text:style-name="P1"><text:span text:style-name="T8">11) <text:s/>What is the significance (for us) of the name Elijah in Malachi3:23 in the Hebrew not </text:span></text:p>
          </draw:text-box>
        </draw:frame>
        <draw:frame draw:style-name="gr2" draw:text-style-name="P3" draw:layer="layout" svg:width="4.113cm" svg:height="0.475cm" svg:x="1.905cm" svg:y="1.763cm">
          <draw:text-box>
            <text:p text:style-name="P1"><text:span text:style-name="T8">spelled with a vav? <text:s/></text:span></text:p>
          </draw:text-box>
        </draw:frame>
        <draw:frame draw:style-name="gr2" draw:text-style-name="P3" draw:layer="layout" svg:width="0.422cm" svg:height="0.475cm" svg:x="1.27cm" svg:y="2.25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10.42cm" svg:height="0.475cm" svg:x="1.27cm" svg:y="3.224cm">
          <draw:text-box>
            <text:p text:style-name="P1"><text:span text:style-name="T8">12) <text:s text:c="2"/>Why are the TT Remnant not empowered yet? <text:s/></text:span></text:p>
          </draw:text-box>
        </draw:frame>
        <draw:frame draw:style-name="gr2" draw:text-style-name="P3" draw:layer="layout" svg:width="0.422cm" svg:height="0.475cm" svg:x="1.905cm" svg:y="3.711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75cm" svg:x="1.905cm" svg:y="4.197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75cm" svg:x="1.27cm" svg:y="4.684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12.596cm" svg:height="0.475cm" svg:x="1.27cm" svg:y="5.171cm">
          <draw:text-box>
            <text:p text:style-name="P1"><text:span text:style-name="T8">13) <text:s/>In which </text:span><text:span text:style-name="T12">PR dream </text:span><text:span text:style-name="T8">is this contamination explained to us? </text:span></text:p>
          </draw:text-box>
        </draw:frame>
        <draw:frame draw:style-name="gr2" draw:text-style-name="P3" draw:layer="layout" svg:width="0.422cm" svg:height="0.475cm" svg:x="1.27cm" svg:y="5.658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18.002cm" svg:height="0.475cm" svg:x="1.27cm" svg:y="6.632cm">
          <draw:text-box>
            <text:p text:style-name="P1"><text:span text:style-name="T8">14) <text:s/>What is the significance of the “timing” of the third PR given in the Stone Chumash? </text:span></text:p>
          </draw:text-box>
        </draw:frame>
        <draw:frame draw:style-name="gr2" draw:text-style-name="P3" draw:layer="layout" svg:width="0.422cm" svg:height="0.475cm" svg:x="1.27cm" svg:y="7.605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16.291cm" svg:height="0.475cm" svg:x="1.27cm" svg:y="8.583cm">
          <draw:text-box>
            <text:p text:style-name="P1"><text:span text:style-name="T8">15) <text:s/>What is the message of the third </text:span><text:span text:style-name="T12">PR</text:span><text:span text:style-name="T8"> in the stone Chumash given on week of </text:span></text:p>
          </draw:text-box>
        </draw:frame>
        <draw:frame draw:style-name="gr2" draw:text-style-name="P3" draw:layer="layout" svg:width="3.312cm" svg:height="0.475cm" svg:x="1.27cm" svg:y="9.142cm">
          <draw:text-box>
            <text:p text:style-name="P1"><text:span text:style-name="T8"><text:s text:c="6"/></text:span><text:span text:style-name="T8">Vayishlach? </text:span></text:p>
          </draw:text-box>
        </draw:frame>
        <draw:frame draw:style-name="gr2" draw:text-style-name="P3" draw:layer="layout" svg:width="0.422cm" svg:height="0.475cm" svg:x="1.27cm" svg:y="9.701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75cm" svg:x="1.27cm" svg:y="10.264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18.201cm" svg:height="0.475cm" svg:x="1.27cm" svg:y="10.823cm">
          <draw:text-box>
            <text:p text:style-name="P1"><text:span text:style-name="T8">16) <text:s/>What is the message our father Jacob left us and built a reminder monument for what </text:span></text:p>
          </draw:text-box>
        </draw:frame>
        <draw:frame draw:style-name="gr2" draw:text-style-name="P3" draw:layer="layout" svg:width="11.542cm" svg:height="0.475cm" svg:x="1.905cm" svg:y="11.381cm">
          <draw:text-box>
            <text:p text:style-name="P1"><text:span text:style-name="T8">we must do on our return journeys to the House of God? </text:span></text:p>
          </draw:text-box>
        </draw:frame>
        <draw:frame draw:style-name="gr2" draw:text-style-name="P3" draw:layer="layout" svg:width="0.713cm" svg:height="0.475cm" svg:x="1.27cm" svg:y="11.94cm">
          <draw:text-box>
            <text:p text:style-name="P1"><text:span text:style-name="T8"><text:s text:c="6"/></text:span></text:p>
          </draw:text-box>
        </draw:frame>
        <draw:frame draw:style-name="gr2" draw:text-style-name="P3" draw:layer="layout" svg:width="0.422cm" svg:height="0.475cm" svg:x="1.27cm" svg:y="12.503cm">
          <draw:text-box>
            <text:p text:style-name="P1"><text:span text:style-name="T8"><text:s text:c="2"/></text:span></text:p>
          </draw:text-box>
        </draw:frame>
        <draw:frame draw:style-name="gr2" draw:text-style-name="P3" draw:layer="layout" svg:width="13.921cm" svg:height="0.475cm" svg:x="1.27cm" svg:y="13.062cm">
          <draw:text-box>
            <text:p text:style-name="P1"><text:span text:style-name="T8">17) <text:s/>What is the significance of the PR given on week of Vayishlach? </text:span></text:p>
          </draw:text-box>
        </draw:frame>
        <draw:frame draw:style-name="gr2" draw:text-style-name="P3" draw:layer="layout" svg:width="0.422cm" svg:height="0.475cm" svg:x="1.27cm" svg:y="13.621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75cm" svg:x="1.27cm" svg:y="14.18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17.638cm" svg:height="0.475cm" svg:x="1.27cm" svg:y="14.738cm">
          <draw:text-box>
            <text:p text:style-name="P1"><text:span text:style-name="T8">1</text:span><text:span text:style-name="T8">8</text:span><text:span text:style-name="T8">) </text:span><text:span text:style-name="T8"><text:s/></text:span><text:span text:style-name="T8">W</text:span><text:span text:style-name="T8">h</text:span><text:span text:style-name="T8">e</text:span><text:span text:style-name="T8">r</text:span><text:span text:style-name="T8">e</text:span><text:span text:style-name="T8"> </text:span><text:span text:style-name="T8">i</text:span><text:span text:style-name="T8">n</text:span><text:span text:style-name="T8"> </text:span><text:span text:style-name="T8">t</text:span><text:span text:style-name="T8">h</text:span><text:span text:style-name="T8">e</text:span><text:span text:style-name="T8"> </text:span><text:span text:style-name="T8">P</text:span><text:span text:style-name="T8">r</text:span><text:span text:style-name="T8">o</text:span><text:span text:style-name="T8">p</text:span><text:span text:style-name="T8">h</text:span><text:span text:style-name="T8">e</text:span><text:span text:style-name="T8">t</text:span><text:span text:style-name="T8">s</text:span><text:span text:style-name="T8"> </text:span><text:span text:style-name="T8">i</text:span><text:span text:style-name="T8">s</text:span><text:span text:style-name="T8"> </text:span><text:span text:style-name="T8">i</text:span><text:span text:style-name="T8">t </text:span><text:span text:style-name="T8">r</text:span><text:span text:style-name="T8">e</text:span><text:span text:style-name="T8">c</text:span><text:span text:style-name="T8">o</text:span><text:span text:style-name="T8">r</text:span><text:span text:style-name="T8">d</text:span><text:span text:style-name="T8">e</text:span><text:span text:style-name="T8">d</text:span><text:span text:style-name="T8"> </text:span><text:span text:style-name="T8">w</text:span><text:span text:style-name="T8">h</text:span><text:span text:style-name="T8">e</text:span><text:span text:style-name="T8">n</text:span><text:span text:style-name="T8"> </text:span><text:span text:style-name="T8">a</text:span><text:span text:style-name="T8">n</text:span><text:span text:style-name="T8">d</text:span><text:span text:style-name="T8"> </text:span><text:span text:style-name="T8">h</text:span><text:span text:style-name="T8">o</text:span><text:span text:style-name="T8">w</text:span><text:span text:style-name="T8"> </text:span><text:span text:style-name="T8">d</text:span><text:span text:style-name="T8">i</text:span><text:span text:style-name="T8">d</text:span><text:span text:style-name="T8"> </text:span><text:span text:style-name="T8">t</text:span><text:span text:style-name="T8">h</text:span><text:span text:style-name="T8">e</text:span><text:span text:style-name="T8"> </text:span><text:span text:style-name="T8">A</text:span><text:span text:style-name="T8">l</text:span><text:span text:style-name="T8">m</text:span><text:span text:style-name="T8">i</text:span><text:span text:style-name="T8">g</text:span><text:span text:style-name="T8">h</text:span><text:span text:style-name="T8">t</text:span><text:span text:style-name="T8">y</text:span><text:span text:style-name="T8"> </text:span><text:span text:style-name="T8">s</text:span><text:span text:style-name="T8">p</text:span><text:span text:style-name="T8">e</text:span><text:span text:style-name="T8">a</text:span><text:span text:style-name="T8">k</text:span><text:span text:style-name="T8"> </text:span><text:span text:style-name="T8">w</text:span><text:span text:style-name="T8">i</text:span><text:span text:style-name="T8">t</text:span><text:span text:style-name="T8">h</text:span><text:span text:style-name="T8"> </text:span><text:span text:style-name="T8">u</text:span><text:span text:style-name="T8">s</text:span><text:span text:style-name="T8"> </text:span></text:p>
          </draw:text-box>
        </draw:frame>
        <draw:frame draw:style-name="gr2" draw:text-style-name="P3" draw:layer="layout" svg:width="3.228cm" svg:height="0.475cm" svg:x="1.905cm" svg:y="15.301cm">
          <draw:text-box>
            <text:p text:style-name="P1"><text:span text:style-name="T8">the</text:span><text:span text:style-name="T8">n </text:span><text:span text:style-name="T8">an</text:span><text:span text:style-name="T8">d </text:span><text:span text:style-name="T8">no</text:span><text:span text:style-name="T8">w? </text:span><text:span text:style-name="T8"><text:s/></text:span></text:p>
          </draw:text-box>
        </draw:frame>
        <draw:frame draw:style-name="gr2" draw:text-style-name="P3" draw:layer="layout" svg:width="0.422cm" svg:height="0.475cm" svg:x="3.336cm" svg:y="15.856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75cm" svg:x="3.336cm" svg:y="16.343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75cm" svg:x="1.27cm" svg:y="16.83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75cm" svg:x="1.27cm" svg:y="17.316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75cm" svg:x="1.27cm" svg:y="17.803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75cm" svg:x="1.27cm" svg:y="18.29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75cm" svg:x="1.27cm" svg:y="18.777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75cm" svg:x="1.27cm" svg:y="19.264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75cm" svg:x="1.27cm" svg:y="19.751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75cm" svg:x="1.27cm" svg:y="20.237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75cm" svg:x="1.27cm" svg:y="20.724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75cm" svg:x="1.27cm" svg:y="21.211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75cm" svg:x="1.27cm" svg:y="21.698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75cm" svg:x="1.27cm" svg:y="22.185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734cm" svg:height="0.475cm" svg:x="1.27cm" svg:y="22.672cm">
          <draw:text-box>
            <text:p text:style-name="P1"><text:span text:style-name="T8">19) </text:span></text:p>
          </draw:text-box>
        </draw:frame>
        <draw:frame draw:style-name="gr2" draw:text-style-name="P3" draw:layer="layout" svg:width="13.921cm" svg:height="0.475cm" svg:x="2.54cm" svg:y="22.672cm">
          <draw:text-box>
            <text:p text:style-name="P1"><text:span text:style-name="T8">Check your answers and compare them to the Lesson text. <text:s/>Relearn <text:s/></text:span></text:p>
          </draw:text-box>
        </draw:frame>
        <draw:frame draw:style-name="gr2" draw:text-style-name="P3" draw:layer="layout" svg:width="16.783cm" svg:height="0.475cm" svg:x="1.27cm" svg:y="23.158cm">
          <draw:text-box>
            <text:p text:style-name="P1"><text:span text:style-name="T8"><text:s text:c="11"/></text:span><text:span text:style-name="T8">answers. Contemplate the principles in this article. Talk to God. Give lots of <text:s/></text:span></text:p>
          </draw:text-box>
        </draw:frame>
        <draw:frame draw:style-name="gr2" draw:text-style-name="P3" draw:layer="layout" svg:width="1.247cm" svg:height="0.501cm" svg:x="1.27cm" svg:y="23.615cm">
          <draw:text-box>
            <text:p text:style-name="P1"><text:span text:style-name="T14"><text:s text:c="6"/></text:span></text:p>
          </draw:text-box>
        </draw:frame>
        <draw:frame draw:style-name="gr2" draw:text-style-name="P3" draw:layer="layout" svg:width="3.114cm" svg:height="0.475cm" svg:x="2.515cm" svg:y="23.645cm">
          <draw:text-box>
            <text:p text:style-name="P1"><text:span text:style-name="T8">thanks! Listen. </text:span></text:p>
          </draw:text-box>
        </draw:frame>
        <draw:frame draw:style-name="gr2" draw:text-style-name="P3" draw:layer="layout" svg:width="0.422cm" svg:height="0.475cm" svg:x="16.417cm" svg:y="24.153cm">
          <draw:text-box>
            <text:p text:style-name="P1"><text:span text:style-name="T8"><text:s/></text:span></text:p>
          </draw:text-box>
        </draw:frame>
        <draw:polygon draw:style-name="gr6" draw:text-style-name="P11" draw:layer="layout" svg:width="0.212cm" svg:height="0.212cm" svg:x="0.846cm" svg:y="0.846cm" svg:viewBox="0 0 213 213" draw:points="0,213 213,213 213,0 0,0">
          <text:p/>
        </draw:polygon>
        <draw:polygon draw:style-name="gr6" draw:text-style-name="P11" draw:layer="layout" svg:width="0.212cm" svg:height="0.212cm" svg:x="0.846cm" svg:y="0.846cm" svg:viewBox="0 0 213 213" draw:points="0,213 213,213 213,0 0,0">
          <text:p/>
        </draw:polygon>
        <draw:polygon draw:style-name="gr6" draw:text-style-name="P11" draw:layer="layout" svg:width="19.473cm" svg:height="0.212cm" svg:x="1.058cm" svg:y="0.846cm" svg:viewBox="0 0 19474 213" draw:points="0,213 19474,213 19474,0 0,0">
          <text:p/>
        </draw:polygon>
        <draw:polygon draw:style-name="gr6" draw:text-style-name="P11" draw:layer="layout" svg:width="0.212cm" svg:height="0.212cm" svg:x="20.531cm" svg:y="0.846cm" svg:viewBox="0 0 213 213" draw:points="0,213 213,213 213,0 0,0">
          <text:p/>
        </draw:polygon>
        <draw:polygon draw:style-name="gr6" draw:text-style-name="P11" draw:layer="layout" svg:width="0.212cm" svg:height="0.212cm" svg:x="20.531cm" svg:y="0.846cm" svg:viewBox="0 0 213 213" draw:points="0,213 213,213 213,0 0,0">
          <text:p/>
        </draw:polygon>
        <draw:polygon draw:style-name="gr6" draw:text-style-name="P11" draw:layer="layout" svg:width="0.212cm" svg:height="25.823cm" svg:x="0.846cm" svg:y="1.058cm" svg:viewBox="0 0 213 25824" draw:points="0,25824 213,25824 213,0 0,0">
          <text:p/>
        </draw:polygon>
        <draw:polygon draw:style-name="gr6" draw:text-style-name="P11" draw:layer="layout" svg:width="0.212cm" svg:height="25.823cm" svg:x="20.531cm" svg:y="1.058cm" svg:viewBox="0 0 213 25824" draw:points="0,25824 213,25824 213,0 0,0">
          <text:p/>
        </draw:polygon>
        <draw:polygon draw:style-name="gr6" draw:text-style-name="P11" draw:layer="layout" svg:width="0.212cm" svg:height="0.212cm" svg:x="0.846cm" svg:y="26.881cm" svg:viewBox="0 0 213 213" draw:points="0,213 213,213 213,0 0,0">
          <text:p/>
        </draw:polygon>
        <draw:polygon draw:style-name="gr6" draw:text-style-name="P11" draw:layer="layout" svg:width="0.212cm" svg:height="0.212cm" svg:x="0.846cm" svg:y="26.881cm" svg:viewBox="0 0 213 213" draw:points="0,213 213,213 213,0 0,0">
          <text:p/>
        </draw:polygon>
        <draw:polygon draw:style-name="gr6" draw:text-style-name="P11" draw:layer="layout" svg:width="19.473cm" svg:height="0.212cm" svg:x="1.058cm" svg:y="26.881cm" svg:viewBox="0 0 19474 213" draw:points="0,213 19474,213 19474,0 0,0">
          <text:p/>
        </draw:polygon>
        <draw:polygon draw:style-name="gr6" draw:text-style-name="P11" draw:layer="layout" svg:width="0.212cm" svg:height="0.212cm" svg:x="20.531cm" svg:y="26.881cm" svg:viewBox="0 0 213 213" draw:points="0,213 213,213 213,0 0,0">
          <text:p/>
        </draw:polygon>
        <draw:polygon draw:style-name="gr6" draw:text-style-name="P11" draw:layer="layout" svg:width="0.212cm" svg:height="0.212cm" svg:x="20.531cm" svg:y="26.881cm" svg:viewBox="0 0 213 213" draw:points="0,213 213,213 213,0 0,0">
          <text:p/>
        </draw:polygon>
        <draw:frame draw:style-name="gr2" draw:text-style-name="P3" draw:layer="layout" svg:width="0.422cm" svg:height="0.501cm" svg:x="16.531cm" svg:y="24.123cm">
          <draw:text-box>
            <text:p text:style-name="P1"><text:span text:style-name="T14"><text:s/></text:span></text:p>
          </draw:text-box>
        </draw:frame>
        <draw:frame draw:style-name="gr7" draw:text-style-name="P12" draw:layer="layout" svg:width="2.796cm" svg:height="0.459cm" svg:x="12.005cm" svg:y="24.501cm">
          <draw:text-box>
            <text:p><text:span text:style-name="T15"><text:a xlink:href="../../classes/class3.html" xlink:type="simple">LESSONS INDEX</text:a></text:span></text:p>
          </draw:text-box>
        </draw:frame>
        <draw:frame draw:style-name="gr7" draw:text-style-name="P12" draw:layer="layout" svg:width="3.981cm" svg:height="0.459cm" svg:x="5.12cm" svg:y="24.501cm">
          <draw:text-box>
            <text:p><text:span text:style-name="T15"><text:a xlink:href="../../classes.html" xlink:type="simple">LIST OF ALL CLASSES</text:a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1" svg:font-family="Calibri"/>
    <style:font-face style:name="Coburn" svg:font-family="Coburn"/>
    <style:font-face style:name="CopperplateGothic1" svg:font-family="CopperplateGothic"/>
    <style:font-face style:name="Arial1" svg:font-family="Arial" style:font-pitch="variable"/>
    <style:font-face style:name="Calibri" svg:font-family="Calibri" style:font-pitch="variable"/>
    <style:font-face style:name="Coburn1" svg:font-family="Coburn" style:font-pitch="variable"/>
    <style:font-face style:name="CopperplateGothic" svg:font-family="CopperplateGothic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pperplate Gothic Bold" svg:font-family="'Copperplate Gothic 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cm" fo:margin-bottom="1cm" fo:margin-left="0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24T17:02:49.924421831</dc:date>
    <meta:editing-duration>PT3M57S</meta:editing-duration>
    <meta:editing-cycles>2</meta:editing-cycles>
    <meta:generator>LibreOffice/6.4.4.2$Linux_X86_64 LibreOffice_project/40$Build-2</meta:generator>
    <meta:document-statistic meta:object-count="118"/>
  </office:meta>
</office:document-meta>
</file>